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07mm"/>
    </style:style>
    <style:style style:name="ro1" style:family="table-row">
      <style:table-row-properties style:row-height="3.97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8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78">
      <style:table-cell-properties fo:border="0.74pt solid #000000"/>
    </style:style>
    <style:style style:name="ce5" style:family="table-cell" style:parent-style-name="Default">
      <style:text-properties fo:font-size="28pt" style:font-size-asian="28pt" style:font-size-complex="28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>
            <text:p>35日進捗予定表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主な行事</text:p>
          </table:table-cell>
          <table:table-cell table:style-name="ce2" office:value-type="string" calcext:value-type="string">
            <text:p>進捗</text:p>
          </table:table-cell>
          <table:table-cell table:style-name="ce2" office:value-type="string" calcext:value-type="string">
            <text:p>宿題</text:p>
          </table:table-cell>
          <table:table-cell table:style-name="ce2" office:value-type="string" calcext:value-type="string">
            <text:p>〇×</text:p>
          </table:table-cell>
          <table:table-cell/>
        </table:table-row>
        <table:table-row table:style-name="ro3">
          <table:table-cell table:style-name="ce1"/>
          <table:table-cell table:style-name="ce3" office:value-type="date" office:date-value="2019-07-10" calcext:value-type="date">
            <text:p>2019年7月10日（水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11" calcext:value-type="date">
            <text:p>2019年7月11日（木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12" calcext:value-type="date">
            <text:p>2019年7月12日（金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13" calcext:value-type="date">
            <text:p>2019年7月13日（土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14" calcext:value-type="date">
            <text:p>2019年7月14日（日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15" calcext:value-type="date">
            <text:p>2019年7月15日（月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16" calcext:value-type="date">
            <text:p>2019年7月16日（火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17" calcext:value-type="date">
            <text:p>2019年7月17日（水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18" calcext:value-type="date">
            <text:p>2019年7月18日（木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19" calcext:value-type="date">
            <text:p>2019年7月19日（金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20" calcext:value-type="date">
            <text:p>2019年7月20日（土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21" calcext:value-type="date">
            <text:p>2019年7月21日（日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22" calcext:value-type="date">
            <text:p>2019年7月22日（月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23" calcext:value-type="date">
            <text:p>2019年7月23日（火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24" calcext:value-type="date">
            <text:p>2019年7月24日（水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25" calcext:value-type="date">
            <text:p>2019年7月25日（木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26" calcext:value-type="date">
            <text:p>2019年7月26日（金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27" calcext:value-type="date">
            <text:p>2019年7月27日（土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28" calcext:value-type="date">
            <text:p>2019年7月28日（日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29" calcext:value-type="date">
            <text:p>2019年7月29日（月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30" calcext:value-type="date">
            <text:p>2019年7月30日（火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7-31" calcext:value-type="date">
            <text:p>2019年7月31日（水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01" calcext:value-type="date">
            <text:p>2019年8月1日（木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02" calcext:value-type="date">
            <text:p>2019年8月2日（金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03" calcext:value-type="date">
            <text:p>2019年8月3日（土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04" calcext:value-type="date">
            <text:p>2019年8月4日（日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05" calcext:value-type="date">
            <text:p>2019年8月5日（月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06" calcext:value-type="date">
            <text:p>2019年8月6日（火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07" calcext:value-type="date">
            <text:p>2019年8月7日（水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08" calcext:value-type="date">
            <text:p>2019年8月8日（木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09" calcext:value-type="date">
            <text:p>2019年8月9日（金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10" calcext:value-type="date">
            <text:p>2019年8月10日（土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11" calcext:value-type="date">
            <text:p>2019年8月11日（日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12" calcext:value-type="date">
            <text:p>2019年8月12日（月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13" calcext:value-type="date">
            <text:p>2019年8月13日（火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14" calcext:value-type="date">
            <text:p>2019年8月14日（水）</text:p>
          </table:table-cell>
          <table:table-cell table:style-name="ce2" table:number-columns-repeated="4"/>
          <table:table-cell/>
        </table:table-row>
        <table:table-row table:style-name="ro3">
          <table:table-cell/>
          <table:table-cell table:style-name="ce3" office:value-type="date" office:date-value="2019-08-15" calcext:value-type="date">
            <text:p>2019年8月15日（木）</text:p>
          </table:table-cell>
          <table:table-cell table:style-name="ce2" table:number-columns-repeated="4"/>
          <table:table-cell/>
        </table:table-row>
        <table:table-row table:style-name="ro3" table:number-rows-repeated="1048535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明朝" svg:font-family="'ＭＳ 明朝'" style:font-family-generic="roma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  <number:text>.</number:text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0" loext:min-decimal-places="0" number:min-integer-digits="1"/>
      <number:text> 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18P0"/>
    </number:number-style>
    <number:number-style style:name="N119">
      <number:number number:decimal-places="1" loext:min-decimal-places="1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number:number-style style:name="N122P0" style:volatile="true">
      <number:number number:decimal-places="1" loext:min-decimal-places="1" number:min-integer-digits="1" number:grouping="true"/>
    </number:number-style>
    <number:number-style style:name="N122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22P0"/>
    </number:number-style>
    <number:date-style style:name="N124P0" style:volatile="true">
      <number:month/>
      <number:text>/</number:text>
      <number:day/>
    </number:date-style>
    <number:text-style style:name="N124">
      <number:text-content/>
      <style:map style:condition="value()&lt;=1.79769313486232E+308" style:apply-style-name="N124P0"/>
    </number:text-style>
    <number:number-style style:name="N125P0" style:volatile="true">
      <number:number number:decimal-places="0" loext:min-decimal-places="0" number:min-integer-digits="1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25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5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57P0"/>
    </number:number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20_3" style:display-name="標準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1pt" fo:font-style="normal" fo:text-shadow="none" style:text-underline-style="none" fo:font-weight="normal" style:font-name-asian="ＭＳ 明朝" style:font-family-asian="'ＭＳ 明朝'" style:font-family-generic-asian="roman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00/00/00</text:date>, <text:time style:data-style-name="N2" text:time-value="12:57:44.40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21:58:00.471000000</meta:creation-date>
    <dc:date>2019-07-09T13:15:56.715000000</dc:date>
    <meta:editing-duration>PT9H42M51S</meta:editing-duration>
    <meta:editing-cycles>3</meta:editing-cycles>
    <meta:generator>LibreOffice/5.4.1.2$Windows_x86 LibreOffice_project/ea7cb86e6eeb2bf3a5af73a8f7777ac570321527</meta:generator>
    <meta:print-date>2019-07-09T13:05:34.461000000</meta:print-date>
    <meta:document-statistic meta:table-count="1" meta:cell-count="42" meta:object-count="0"/>
  </office:meta>
</office:document-meta>
</file>